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e8653" officeooo:paragraph-rsid="000e8653" style:font-size-asian="12pt" style:font-size-complex="12pt"/>
    </style:style>
    <style:style style:name="P2" style:family="paragraph" style:parent-style-name="Footer">
      <style:text-properties officeooo:rsid="000f0cec" officeooo:paragraph-rsid="000f0c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NO:- 9] <text:s text:c="5"/>INHERITANCE</text:p>
      <text:p text:style-name="P1">INPUT:-</text:p>
      <text:p text:style-name="P1">//A java program to implement multi-level inheritance</text:p>
      <text:p text:style-name="P1">import java.util.*;</text:p>
      <text:p text:style-name="P1">class Person</text:p>
      <text:p text:style-name="P1">{</text:p>
      <text:p text:style-name="P1"><text:s/>protected int code;</text:p>
      <text:p text:style-name="P1"><text:s/>String name;</text:p>
      <text:p text:style-name="P1">}</text:p>
      <text:p text:style-name="P1">class Account extends Person</text:p>
      <text:p text:style-name="P1">{</text:p>
      <text:p text:style-name="P1"><text:s/>protected float pay;</text:p>
      <text:p text:style-name="P1">}</text:p>
      <text:p text:style-name="P1">class Admin extends Account</text:p>
      <text:p text:style-name="P1">{</text:p>
      <text:p text:style-name="P1"><text:s/>private int exp;</text:p>
      <text:p text:style-name="P1"><text:s/>public void accept(String s,int c,float p,int e)</text:p>
      <text:p text:style-name="P1"><text:s/>{</text:p>
      <text:p text:style-name="P1"><text:s text:c="2"/>name=s;</text:p>
      <text:p text:style-name="P1"><text:s text:c="2"/>code=c;</text:p>
      <text:p text:style-name="P1"><text:s text:c="2"/>pay=p;</text:p>
      <text:p text:style-name="P1"><text:s text:c="2"/>exp=e;</text:p>
      <text:p text:style-name="P1"><text:s/>}</text:p>
      <text:p text:style-name="P1"><text:s/>public void display()</text:p>
      <text:p text:style-name="P1"><text:s/>{</text:p>
      <text:p text:style-name="P1"><text:s text:c="2"/>System.out.println("Name:- "+name+"\nCode:- "+code+"\nPay:- "+pay+"\nExperience:- "+exp);</text:p>
      <text:p text:style-name="P1"><text:s text:c="2"/>}</text:p>
      <text:p text:style-name="P1">}</text:p>
      <text:p text:style-name="P1">class Inhert</text:p>
      <text:p text:style-name="P1">{</text:p>
      <text:p text:style-name="P1"><text:s/>public static void main(String []args)</text:p>
      <text:p text:style-name="P1"><text:s/>{</text:p>
      <text:p text:style-name="P1"><text:s text:c="2"/>float pay;</text:p>
      <text:p text:style-name="P1"><text:s text:c="2"/>int c,e;</text:p>
      <text:p text:style-name="P1"><text:s text:c="2"/>String str;</text:p>
      <text:p text:style-name="P1"><text:s text:c="2"/>Scanner in=new Scanner(System.in);</text:p>
      <text:p text:style-name="P1"><text:s text:c="2"/>System.out.println("Enter Name:- ");</text:p>
      <text:p text:style-name="P1"><text:s text:c="2"/>str=in.nextLine();</text:p>
      <text:p text:style-name="P1"><text:s text:c="2"/>System.out.println("Enter Code:- ");</text:p>
      <text:p text:style-name="P1"><text:s text:c="2"/>c=in.nextInt();</text:p>
      <text:p text:style-name="P1"><text:s text:c="2"/>System.out.println("Enter Pay:- ");</text:p>
      <text:p text:style-name="P1"><text:s text:c="2"/>pay=in.nextFloat();</text:p>
      <text:p text:style-name="P1"><text:s text:c="2"/>System.out.println("Enter Experience:- ");</text:p>
      <text:p text:style-name="P1"><text:s text:c="2"/>e=in.nextInt();</text:p>
      <text:p text:style-name="P1"><text:s text:c="2"/>Admin a=new Admin();</text:p>
      <text:p text:style-name="P1"><text:s text:c="2"/>a.accept(str,c,pay,e);</text:p>
      <text:p text:style-name="P1"><text:s text:c="2"/>a.display();</text:p>
      <text:p text:style-name="P1"><text:s/>}</text:p>
      <text:p text:style-name="P1">}</text:p>
      <text:p text:style-name="P1"/>
      <text:p text:style-name="P1"><text:soft-page-break/>OUTPUT:-</text:p>
      <text:p text:style-name="P1">student@DWM19:~$ gedit Inhert.java</text:p>
      <text:p text:style-name="P1">student@DWM19:~$ javac Inhert.java</text:p>
      <text:p text:style-name="P1">student@DWM19:~$ java Inhert</text:p>
      <text:p text:style-name="P1">Enter Name:- </text:p>
      <text:p text:style-name="P1">PRANAV</text:p>
      <text:p text:style-name="P1">Enter Code:- </text:p>
      <text:p text:style-name="P1">13</text:p>
      <text:p text:style-name="P1">Enter Pay:- </text:p>
      <text:p text:style-name="P1">20000</text:p>
      <text:p text:style-name="P1">Enter Experience:- </text:p>
      <text:p text:style-name="P1">2</text:p>
      <text:p text:style-name="P1">Name:- PRANAV</text:p>
      <text:p text:style-name="P1">Code:- 13</text:p>
      <text:p text:style-name="P1">Pay:- 20000.0</text:p>
      <text:p text:style-name="P1">Experience:- 2</text:p>
      <text:p text:style-name="P1">student@DWM19:~$ 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f0cec" officeooo:paragraph-rsid="000f0ce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GAR NATH <text:s text:c="7"/>VU1F1415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2:22:57.866857154</meta:creation-date>
    <dc:date>2015-09-01T12:25:50.201961439</dc:date>
    <meta:editing-duration>PT31S</meta:editing-duration>
    <meta:editing-cycles>3</meta:editing-cycles>
    <meta:generator>LibreOffice/4.2.3.3$Linux_x86 LibreOffice_project/420m0$Build-3</meta:generator>
    <meta:document-statistic meta:table-count="0" meta:image-count="0" meta:object-count="0" meta:page-count="2" meta:paragraph-count="67" meta:word-count="139" meta:character-count="1216" meta:non-whitespace-character-count="1010"/>
  </office:meta>
</office:document-meta>
</file>